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2.513cm" table:align="left"/>
    </style:style>
    <style:style style:name="Table1.A" style:family="table-column">
      <style:table-column-properties style:column-width="3.551cm"/>
    </style:style>
    <style:style style:name="Table1.B" style:family="table-column">
      <style:table-column-properties style:column-width="5.727cm"/>
    </style:style>
    <style:style style:name="Table1.C" style:family="table-column">
      <style:table-column-properties style:column-width="3.23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0.637cm"/>
    </style:style>
    <style:style style:name="Table2.B" style:family="table-column">
      <style:table-column-properties style:column-width="3.217cm"/>
    </style:style>
    <style:style style:name="Table2.C" style:family="table-column">
      <style:table-column-properties style:column-width="3.45cm"/>
    </style:style>
    <style:style style:name="Table2.D" style:family="table-column">
      <style:table-column-properties style:column-width="2.24cm"/>
    </style:style>
    <style:style style:name="Table2.E" style:family="table-column">
      <style:table-column-properties style:column-width="7.456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margin-top="0cm" fo:margin-bottom="0.499cm" loext:contextual-spacing="false"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>You said:</text:h>
      <text:p text:style-name="Text_20_body">import turtle import math # L-system parameters axiom = "FBFBFBFB" iterations = 2 # Increase this to generate a more complex pattern forward_len = 10 # Length for 'F' # Colors to cycle through for each curve (arc) curve_colors = ["red", "blue", "green"] curve_index = 0 def next_color(): """Return the next color in the cycle for drawing curves.""" global curve_index col = curve_colors[curve_index] curve_index = (curve_index + 1) % len(curve_colors) return col def generateLSystem(axiom, iter_count): """Generate the L-system string by applying rewriting rules.""" current = axiom for _ in range(iter_count): next_str = "" for ch in current: if ch == 'A': next_str += "AFBFA" elif ch == 'B': next_str += "AFBFBFBFA" elif ch == 'F': next_str += "F" else: next_str += ch current = next_str return current def turtleArc(r, sweepDeg): """ Draw an arc with radius r and sweep angle sweepDeg. Sets the pen color to the next one in the cycle before drawing. """ turtle.pencolor(next_color()) turtle.circle(r, sweepDeg) def drawLSystem(instructions): """Interpret the L-system string and draw using turtle graphics.""" for ch in instructions: if ch == 'F': turtle.forward(forward_len) elif ch == 'A': # Draw an arc with radius 10 and sweep angle 90 degrees turtleArc(10, 90) elif ch == 'B': # For the symbol 'B': compute I = 5/sqrt(2), # then move forward by I, draw an arc of 270° with radius I, and move forward by I. I = 5 / math.sqrt(2) turtle.forward(I) turtleArc(I, 270) turtle.forward(I) # --- Setup Turtle Screen --- turtle.setup(800, 800) turtle.title("Single-Knot Kolam Pattern via L-System") turtle.bgcolor("white") turtle.speed("fastest") turtle.pensize(2) # Optionally set the starting position turtle.penup() turtle.setpos(0, 0) turtle.pendown() # Generate the L-system instruction string instructions = generateLSystem(axiom, iterations) # Draw the Kolam pattern according to the L-system drawLSystem(instructions) # Hide the turtle and finish drawing turtle.hideturtle() turtle.done() instead of for use while </text:p>
      <text:h text:style-name="Heading_20_6" text:outline-level="6">ChatGPT said:</text:h>
      <text:p text:style-name="Text_20_body">It seems like you're working with a beautiful <text:span text:style-name="Strong_20_Emphasis">L-system-based Kolam pattern</text:span> using <text:span text:style-name="Source_20_Text">turtle</text:span> graphics in Python. You mentioned:</text:p>
      <text:p text:style-name="Quotations">"<text:span text:style-name="Emphasis"><text:span text:style-name="Source_20_Text">turtle.done()</text:span></text:span><text:span text:style-name="Emphasis"> instead of </text:span><text:span text:style-name="Emphasis"><text:span text:style-name="Source_20_Text">for</text:span></text:span><text:span text:style-name="Emphasis"> use while</text:span>"</text:p>
      <text:p text:style-name="Text_20_body">So it seems you’re asking <text:span text:style-name="Strong_20_Emphasis">how to replace the </text:span><text:span text:style-name="Strong_20_Emphasis"><text:span text:style-name="Source_20_Text">for</text:span></text:span><text:span text:style-name="Strong_20_Emphasis"> loop with a </text:span><text:span text:style-name="Strong_20_Emphasis"><text:span text:style-name="Source_20_Text">while</text:span></text:span><text:span text:style-name="Strong_20_Emphasis"> loop</text:span> in the drawing logic, possibly for either:</text:p>
      <text:list xml:id="list3704150091" text:style-name="L1">
        <text:list-item>
          <text:p text:style-name="P1">The <text:span text:style-name="Strong_20_Emphasis">L-system string generation</text:span>, or</text:p>
        </text:list-item>
        <text:list-item>
          <text:p text:style-name="P1">The <text:span text:style-name="Strong_20_Emphasis">drawing routine</text:span> that interprets the instructions.</text:p>
        </text:list-item>
      </text:list>
      <text:p text:style-name="Text_20_body">Here’s how you can adapt <text:span text:style-name="Strong_20_Emphasis">both</text:span> cases to use <text:span text:style-name="Source_20_Text">while</text:span> loops instead of <text:span text:style-name="Source_20_Text">for</text:span>.</text:p>
      <text:p text:style-name="Horizontal_20_Line"/>
      <text:h text:style-name="Heading_20_3" text:outline-level="3">✅ 1. Rewriting the L-System Generator with <text:span text:style-name="Source_20_Text">while</text:span> Loop:</text:h>
      <text:p text:style-name="Text_20_body">Original:</text:p>
      <text:p text:style-name="P6"><text:span text:style-name="Source_20_Text">for _ in range(iter_count):</text:span></text:p>
      <text:p text:style-name="P6"><text:span text:style-name="Source_20_Text"><text:s text:c="4"/>for ch in current:</text:span></text:p>
      <text:p text:style-name="P7"><text:span text:style-name="Source_20_Text"><text:s text:c="8"/>...</text:span></text:p>
      <text:p text:style-name="Text_20_body">Converted version:</text:p>
      <text:p text:style-name="P6"><text:span text:style-name="Source_20_Text">def generateLSystem(axiom, iter_count):</text:span></text:p>
      <text:p text:style-name="P6"><text:soft-page-break/><text:span text:style-name="Source_20_Text"><text:s text:c="4"/>current = axiom</text:span></text:p>
      <text:p text:style-name="P6"><text:span text:style-name="Source_20_Text"><text:s text:c="4"/>count = 0</text:span></text:p>
      <text:p text:style-name="P6"><text:span text:style-name="Source_20_Text"><text:s text:c="4"/>while count &lt; iter_count:</text:span></text:p>
      <text:p text:style-name="P6"><text:span text:style-name="Source_20_Text"><text:s text:c="8"/>next_str = ""</text:span></text:p>
      <text:p text:style-name="P6"><text:span text:style-name="Source_20_Text"><text:s text:c="8"/>i = 0</text:span></text:p>
      <text:p text:style-name="P6"><text:span text:style-name="Source_20_Text"><text:s text:c="8"/>while i &lt; len(current):</text:span></text:p>
      <text:p text:style-name="P6"><text:span text:style-name="Source_20_Text"><text:s text:c="12"/>ch = current[i]</text:span></text:p>
      <text:p text:style-name="P6"><text:span text:style-name="Source_20_Text"><text:s text:c="12"/>if ch == 'A':</text:span></text:p>
      <text:p text:style-name="P6"><text:span text:style-name="Source_20_Text"><text:s text:c="16"/>next_str += "AFBFA"</text:span></text:p>
      <text:p text:style-name="P6"><text:span text:style-name="Source_20_Text"><text:s text:c="12"/>elif ch == 'B':</text:span></text:p>
      <text:p text:style-name="P6"><text:span text:style-name="Source_20_Text"><text:s text:c="16"/>next_str += "AFBFBFBFA"</text:span></text:p>
      <text:p text:style-name="P6"><text:span text:style-name="Source_20_Text"><text:s text:c="12"/>elif ch == 'F':</text:span></text:p>
      <text:p text:style-name="P6"><text:span text:style-name="Source_20_Text"><text:s text:c="16"/>next_str += "F"</text:span></text:p>
      <text:p text:style-name="P6"><text:span text:style-name="Source_20_Text"><text:s text:c="12"/>else:</text:span></text:p>
      <text:p text:style-name="P6"><text:span text:style-name="Source_20_Text"><text:s text:c="16"/>next_str += ch</text:span></text:p>
      <text:p text:style-name="P6"><text:span text:style-name="Source_20_Text"><text:s text:c="12"/>i += 1</text:span></text:p>
      <text:p text:style-name="P6"><text:span text:style-name="Source_20_Text"><text:s text:c="8"/>current = next_str</text:span></text:p>
      <text:p text:style-name="P6"><text:span text:style-name="Source_20_Text"><text:s text:c="8"/>count += 1</text:span></text:p>
      <text:p text:style-name="P7"><text:span text:style-name="Source_20_Text"><text:s text:c="4"/>return current</text:span></text:p>
      <text:p text:style-name="Horizontal_20_Line"/>
      <text:h text:style-name="Heading_20_3" text:outline-level="3">✅ 2. Rewriting the Drawing Loop with <text:span text:style-name="Source_20_Text">while</text:span> Loop:</text:h>
      <text:p text:style-name="Text_20_body">Original:</text:p>
      <text:p text:style-name="P6"><text:span text:style-name="Source_20_Text">for ch in instructions:</text:span></text:p>
      <text:p text:style-name="P7"><text:span text:style-name="Source_20_Text"><text:s text:c="4"/>...</text:span></text:p>
      <text:p text:style-name="Text_20_body">Converted version:</text:p>
      <text:p text:style-name="P6"><text:span text:style-name="Source_20_Text">def drawLSystem(instructions):</text:span></text:p>
      <text:p text:style-name="P6"><text:span text:style-name="Source_20_Text"><text:s text:c="4"/>i = 0</text:span></text:p>
      <text:p text:style-name="P6"><text:span text:style-name="Source_20_Text"><text:s text:c="4"/>while i &lt; len(instructions):</text:span></text:p>
      <text:p text:style-name="P6"><text:span text:style-name="Source_20_Text"><text:s text:c="8"/>ch = instructions[i]</text:span></text:p>
      <text:p text:style-name="P6"><text:span text:style-name="Source_20_Text"><text:s text:c="8"/>if ch == 'F':</text:span></text:p>
      <text:p text:style-name="P6"><text:span text:style-name="Source_20_Text"><text:s text:c="12"/>turtle.forward(forward_len)</text:span></text:p>
      <text:p text:style-name="P6"><text:span text:style-name="Source_20_Text"><text:s text:c="8"/>elif ch == 'A':</text:span></text:p>
      <text:p text:style-name="P6"><text:span text:style-name="Source_20_Text"><text:s text:c="12"/>turtleArc(10, 90)</text:span></text:p>
      <text:p text:style-name="P6"><text:span text:style-name="Source_20_Text"><text:s text:c="8"/>elif ch == 'B':</text:span></text:p>
      <text:p text:style-name="P6"><text:span text:style-name="Source_20_Text"><text:s text:c="12"/>I = 5 / math.sqrt(2)</text:span></text:p>
      <text:p text:style-name="P6"><text:span text:style-name="Source_20_Text"><text:s text:c="12"/>turtle.forward(I)</text:span></text:p>
      <text:p text:style-name="P6"><text:span text:style-name="Source_20_Text"><text:s text:c="12"/>turtleArc(I, 270)</text:span></text:p>
      <text:p text:style-name="P6"><text:span text:style-name="Source_20_Text"><text:s text:c="12"/>turtle.forward(I)</text:span></text:p>
      <text:p text:style-name="P7"><text:span text:style-name="Source_20_Text"><text:s text:c="8"/>i += 1</text:span></text:p>
      <text:p text:style-name="Horizontal_20_Line"/>
      <text:h text:style-name="Heading_20_3" text:outline-level="3">✅ Final Note:</text:h>
      <text:p text:style-name="Text_20_body">No need to replace <text:span text:style-name="Source_20_Text">turtle.done()</text:span> — it's the correct way to end the turtle graphics window properly. It’s not related to your <text:span text:style-name="Source_20_Text">for</text:span>/<text:span text:style-name="Source_20_Text">while</text:span> loop logic.</text:p>
      <text:p text:style-name="Text_20_body">Let me know if you'd like to <text:span text:style-name="Strong_20_Emphasis">add animation delay</text:span>, <text:span text:style-name="Strong_20_Emphasis">step-by-step drawing</text:span>, or even <text:span text:style-name="Strong_20_Emphasis">user controls</text:span> like pause/resume during drawing!</text:p>
      <text:h text:style-name="Heading_20_5" text:outline-level="5">You said:</text:h>
      <text:p text:style-name="Text_20_body">rewrite fully for while </text:p>
      <text:h text:style-name="Heading_20_6" text:outline-level="6"><text:soft-page-break/>ChatGPT said:</text:h>
      <text:p text:style-name="Text_20_body">Sure! Here's your <text:span text:style-name="Strong_20_Emphasis">entire Kolam turtle drawing code rewritten using only </text:span><text:span text:style-name="Strong_20_Emphasis"><text:span text:style-name="Source_20_Text">while</text:span></text:span><text:span text:style-name="Strong_20_Emphasis"> loops</text:span> — no <text:span text:style-name="Source_20_Text">for</text:span> loops at all.</text:p>
      <text:p text:style-name="Horizontal_20_Line"/>
      <text:h text:style-name="Heading_20_3" text:outline-level="3">🐍 <text:span text:style-name="Strong_20_Emphasis">Fully Rewritten Turtle + L-System Code Using </text:span><text:span text:style-name="Strong_20_Emphasis"><text:span text:style-name="Source_20_Text">while</text:span></text:span></text:h>
      <text:p text:style-name="P6"><text:span text:style-name="Source_20_Text">import turtle</text:span></text:p>
      <text:p text:style-name="P6"><text:span text:style-name="Source_20_Text">import math</text:span></text:p>
      <text:p text:style-name="P6"/>
      <text:p text:style-name="P6"><text:span text:style-name="Source_20_Text"># L-system parameters</text:span></text:p>
      <text:p text:style-name="P6"><text:span text:style-name="Source_20_Text">axiom = "FBFBFBFB"</text:span></text:p>
      <text:p text:style-name="P6"><text:span text:style-name="Source_20_Text">iterations = 2</text:span></text:p>
      <text:p text:style-name="P6"><text:span text:style-name="Source_20_Text">forward_len = 10</text:span></text:p>
      <text:p text:style-name="P6"/>
      <text:p text:style-name="P6"><text:span text:style-name="Source_20_Text"># Colors for arcs</text:span></text:p>
      <text:p text:style-name="P6"><text:span text:style-name="Source_20_Text">curve_colors = ["red", "blue", "green"]</text:span></text:p>
      <text:p text:style-name="P6"><text:span text:style-name="Source_20_Text">curve_index = 0</text:span></text:p>
      <text:p text:style-name="P6"/>
      <text:p text:style-name="P6"><text:span text:style-name="Source_20_Text">def next_color():</text:span></text:p>
      <text:p text:style-name="P6"><text:span text:style-name="Source_20_Text"><text:s text:c="4"/>"""Cycle through curve colors."""</text:span></text:p>
      <text:p text:style-name="P6"><text:span text:style-name="Source_20_Text"><text:s text:c="4"/>global curve_index</text:span></text:p>
      <text:p text:style-name="P6"><text:span text:style-name="Source_20_Text"><text:s text:c="4"/>col = curve_colors[curve_index]</text:span></text:p>
      <text:p text:style-name="P6"><text:span text:style-name="Source_20_Text"><text:s text:c="4"/>curve_index = (curve_index + 1) % len(curve_colors)</text:span></text:p>
      <text:p text:style-name="P6"><text:span text:style-name="Source_20_Text"><text:s text:c="4"/>return col</text:span></text:p>
      <text:p text:style-name="P6"/>
      <text:p text:style-name="P6"><text:span text:style-name="Source_20_Text">def generateLSystem(axiom, iter_count):</text:span></text:p>
      <text:p text:style-name="P6"><text:span text:style-name="Source_20_Text"><text:s text:c="4"/>"""Generate L-system string using while loop."""</text:span></text:p>
      <text:p text:style-name="P6"><text:span text:style-name="Source_20_Text"><text:s text:c="4"/>current = axiom</text:span></text:p>
      <text:p text:style-name="P6"><text:span text:style-name="Source_20_Text"><text:s text:c="4"/>count = 0</text:span></text:p>
      <text:p text:style-name="P6"><text:span text:style-name="Source_20_Text"><text:s text:c="4"/>while count &lt; iter_count:</text:span></text:p>
      <text:p text:style-name="P6"><text:span text:style-name="Source_20_Text"><text:s text:c="8"/>next_str = ""</text:span></text:p>
      <text:p text:style-name="P6"><text:span text:style-name="Source_20_Text"><text:s text:c="8"/>i = 0</text:span></text:p>
      <text:p text:style-name="P6"><text:span text:style-name="Source_20_Text"><text:s text:c="8"/>while i &lt; len(current):</text:span></text:p>
      <text:p text:style-name="P6"><text:span text:style-name="Source_20_Text"><text:s text:c="12"/>ch = current[i]</text:span></text:p>
      <text:p text:style-name="P6"><text:span text:style-name="Source_20_Text"><text:s text:c="12"/>if ch == 'A':</text:span></text:p>
      <text:p text:style-name="P6"><text:span text:style-name="Source_20_Text"><text:s text:c="16"/>next_str += "AFBFA"</text:span></text:p>
      <text:p text:style-name="P6"><text:span text:style-name="Source_20_Text"><text:s text:c="12"/>elif ch == 'B':</text:span></text:p>
      <text:p text:style-name="P6"><text:span text:style-name="Source_20_Text"><text:s text:c="16"/>next_str += "AFBFBFBFA"</text:span></text:p>
      <text:p text:style-name="P6"><text:span text:style-name="Source_20_Text"><text:s text:c="12"/>elif ch == 'F':</text:span></text:p>
      <text:p text:style-name="P6"><text:span text:style-name="Source_20_Text"><text:s text:c="16"/>next_str += "F"</text:span></text:p>
      <text:p text:style-name="P6"><text:span text:style-name="Source_20_Text"><text:s text:c="12"/>else:</text:span></text:p>
      <text:p text:style-name="P6"><text:span text:style-name="Source_20_Text"><text:s text:c="16"/>next_str += ch</text:span></text:p>
      <text:p text:style-name="P6"><text:span text:style-name="Source_20_Text"><text:s text:c="12"/>i += 1</text:span></text:p>
      <text:p text:style-name="P6"><text:span text:style-name="Source_20_Text"><text:s text:c="8"/>current = next_str</text:span></text:p>
      <text:p text:style-name="P6"><text:span text:style-name="Source_20_Text"><text:s text:c="8"/>count += 1</text:span></text:p>
      <text:p text:style-name="P6"><text:span text:style-name="Source_20_Text"><text:s text:c="4"/>return current</text:span></text:p>
      <text:p text:style-name="P6"/>
      <text:p text:style-name="P6"><text:span text:style-name="Source_20_Text">def turtleArc(r, sweepDeg):</text:span></text:p>
      <text:p text:style-name="P6"><text:span text:style-name="Source_20_Text"><text:s text:c="4"/>"""Draw an arc with the next color."""</text:span></text:p>
      <text:p text:style-name="P6"><text:span text:style-name="Source_20_Text"><text:s text:c="4"/>turtle.pencolor(next_color())</text:span></text:p>
      <text:p text:style-name="P6"><text:span text:style-name="Source_20_Text"><text:s text:c="4"/>turtle.circle(r, sweepDeg)</text:span></text:p>
      <text:p text:style-name="P6"/>
      <text:p text:style-name="P6"><text:span text:style-name="Source_20_Text">def drawLSystem(instructions):</text:span></text:p>
      <text:p text:style-name="P6"><text:span text:style-name="Source_20_Text"><text:s text:c="4"/>"""Interpret and draw L-system using while loop."""</text:span></text:p>
      <text:p text:style-name="P6"><text:span text:style-name="Source_20_Text"><text:s text:c="4"/>index = 0</text:span></text:p>
      <text:p text:style-name="P6"><text:span text:style-name="Source_20_Text"><text:s text:c="4"/>while index &lt; len(instructions):</text:span></text:p>
      <text:p text:style-name="P6"><text:span text:style-name="Source_20_Text"><text:s text:c="8"/>ch = instructions[index]</text:span></text:p>
      <text:p text:style-name="P6"><text:span text:style-name="Source_20_Text"><text:s text:c="8"/>if ch == 'F':</text:span></text:p>
      <text:p text:style-name="P6"><text:span text:style-name="Source_20_Text"><text:s text:c="12"/>turtle.forward(forward_len)</text:span></text:p>
      <text:p text:style-name="P6"><text:span text:style-name="Source_20_Text"><text:s text:c="8"/>elif ch == 'A':</text:span></text:p>
      <text:p text:style-name="P6"><text:span text:style-name="Source_20_Text"><text:s text:c="12"/>turtleArc(10, 90)</text:span></text:p>
      <text:p text:style-name="P6"><text:soft-page-break/><text:span text:style-name="Source_20_Text"><text:s text:c="8"/>elif ch == 'B':</text:span></text:p>
      <text:p text:style-name="P6"><text:span text:style-name="Source_20_Text"><text:s text:c="12"/>I = 5 / math.sqrt(2)</text:span></text:p>
      <text:p text:style-name="P6"><text:span text:style-name="Source_20_Text"><text:s text:c="12"/>turtle.forward(I)</text:span></text:p>
      <text:p text:style-name="P6"><text:span text:style-name="Source_20_Text"><text:s text:c="12"/>turtleArc(I, 270)</text:span></text:p>
      <text:p text:style-name="P6"><text:span text:style-name="Source_20_Text"><text:s text:c="12"/>turtle.forward(I)</text:span></text:p>
      <text:p text:style-name="P6"><text:span text:style-name="Source_20_Text"><text:s text:c="8"/>index += 1</text:span></text:p>
      <text:p text:style-name="P6"/>
      <text:p text:style-name="P6"><text:span text:style-name="Source_20_Text"># --- Setup Turtle ---</text:span></text:p>
      <text:p text:style-name="P6"><text:span text:style-name="Source_20_Text">turtle.setup(800, 800)</text:span></text:p>
      <text:p text:style-name="P6"><text:span text:style-name="Source_20_Text">turtle.title("Single-Knot Kolam Pattern via L-System")</text:span></text:p>
      <text:p text:style-name="P6"><text:span text:style-name="Source_20_Text">turtle.bgcolor("white")</text:span></text:p>
      <text:p text:style-name="P6"><text:span text:style-name="Source_20_Text">turtle.speed("fastest")</text:span></text:p>
      <text:p text:style-name="P6"><text:span text:style-name="Source_20_Text">turtle.pensize(2)</text:span></text:p>
      <text:p text:style-name="P6"/>
      <text:p text:style-name="P6"><text:span text:style-name="Source_20_Text"># Move to starting position</text:span></text:p>
      <text:p text:style-name="P6"><text:span text:style-name="Source_20_Text">turtle.penup()</text:span></text:p>
      <text:p text:style-name="P6"><text:span text:style-name="Source_20_Text">turtle.setpos(0, 0)</text:span></text:p>
      <text:p text:style-name="P6"><text:span text:style-name="Source_20_Text">turtle.pendown()</text:span></text:p>
      <text:p text:style-name="P6"/>
      <text:p text:style-name="P6"><text:span text:style-name="Source_20_Text"># Generate instructions and draw</text:span></text:p>
      <text:p text:style-name="P6"><text:span text:style-name="Source_20_Text">instructions = generateLSystem(axiom, iterations)</text:span></text:p>
      <text:p text:style-name="P6"><text:span text:style-name="Source_20_Text">drawLSystem(instructions)</text:span></text:p>
      <text:p text:style-name="P6"/>
      <text:p text:style-name="P6"><text:span text:style-name="Source_20_Text"># Finish</text:span></text:p>
      <text:p text:style-name="P6"><text:span text:style-name="Source_20_Text">turtle.hideturtle()</text:span></text:p>
      <text:p text:style-name="P7"><text:span text:style-name="Source_20_Text">turtle.done()</text:span></text:p>
      <text:p text:style-name="Horizontal_20_Line"/>
      <text:p text:style-name="Text_20_body">Let me know if you want to <text:span text:style-name="Strong_20_Emphasis">add animation step-by-step</text:span>, make it <text:span text:style-name="Strong_20_Emphasis">symmetric</text:span>, or turn it into a <text:span text:style-name="Strong_20_Emphasis">GIF or image output</text:span>!</text:p>
      <text:h text:style-name="Heading_20_5" text:outline-level="5">You said:</text:h>
      <text:p text:style-name="Text_20_body">import turtle import math # L-system parameters axiom = "FBFBFBFB" iterations = 2 forward_len = 10 # Colors for arcs curve_colors = ["red", "blue", "green"] curve_index = 0 def next_color(): """Cycle through curve colors.""" global curve_index col = curve_colors[curve_index] curve_index = (curve_index + 1) % len(curve_colors) return col def generateLSystem(axiom, iter_count): """Generate L-system string using while loop.""" current = axiom count = 0 while count &lt; iter_count: next_str = "" i = 0 while i &lt; len(current): ch = current[i] if ch == 'A': next_str += "AFBFA" elif ch == 'B': next_str += "AFBFBFBFA" elif ch == 'F': next_str += "F" else: next_str += ch i += 1 current = next_str count += 1 return current def turtleArc(r, sweepDeg): """Draw an arc with the next color.""" turtle.pencolor(next_color()) turtle.circle(r, sweepDeg) def drawLSystem(instructions): """Interpret and draw L-system using while loop.""" index = 0 while index &lt; len(instructions): ch = instructions[index] if ch == 'F': turtle.forward(forward_len) elif ch == 'A': turtleArc(10, 90) elif ch == 'B': I = 5 / math.sqrt(2) turtle.forward(I) turtleArc(I, 270) turtle.forward(I) index += 1 # --- Setup Turtle --- turtle.setup(800, 800) turtle.title("Single-Knot Kolam Pattern via L-System") turtle.bgcolor("white") turtle.speed("fastest") turtle.pensize(2) # Move to starting position turtle.penup() turtle.setpos(0, 0) turtle.pendown() # Generate instructions and draw instructions = generateLSystem(axiom, iterations) drawLSystem(instructions) # Finish turtle.hideturtle() turtle.done() now create with dpo </text:p>
      <text:h text:style-name="Heading_20_6" text:outline-level="6">ChatGPT said:</text:h>
      <text:p text:style-name="Text_20_body">It looks like you want to <text:span text:style-name="Strong_20_Emphasis">convert this Turtle + L-System Kolam drawing code into an OOP-style (using a class-based structure)</text:span> — likely what you meant by <text:span text:style-name="Emphasis">“create with dpo”</text:span>, assuming <text:span text:style-name="Strong_20_Emphasis">DPO = </text:span><text:soft-page-break/><text:span text:style-name="Strong_20_Emphasis">Define-Package-Object-oriented</text:span> or just referring to using <text:span text:style-name="Strong_20_Emphasis">OOP (Object-Oriented Programming)</text:span> principles.</text:p>
      <text:p text:style-name="Horizontal_20_Line"/>
      <text:h text:style-name="Heading_20_3" text:outline-level="3">✅ Rewriting the Kolam L-System using OOP in Python</text:h>
      <text:p text:style-name="Text_20_body">Here’s the fully working version using classes and clean encapsulation:</text:p>
      <text:p text:style-name="P6"><text:span text:style-name="Source_20_Text">import turtle</text:span></text:p>
      <text:p text:style-name="P6"><text:span text:style-name="Source_20_Text">import math</text:span></text:p>
      <text:p text:style-name="P6"/>
      <text:p text:style-name="P6"><text:span text:style-name="Source_20_Text">class KolamLSystem:</text:span></text:p>
      <text:p text:style-name="P6"><text:span text:style-name="Source_20_Text"><text:s text:c="4"/>def __init__(self, axiom, iterations, forward_len):</text:span></text:p>
      <text:p text:style-name="P6"><text:span text:style-name="Source_20_Text"><text:s text:c="8"/>self.axiom = axiom</text:span></text:p>
      <text:p text:style-name="P6"><text:span text:style-name="Source_20_Text"><text:s text:c="8"/>self.iterations = iterations</text:span></text:p>
      <text:p text:style-name="P6"><text:span text:style-name="Source_20_Text"><text:s text:c="8"/>self.forward_len = forward_len</text:span></text:p>
      <text:p text:style-name="P6"><text:span text:style-name="Source_20_Text"><text:s text:c="8"/>self.curve_colors = ["red", "blue", "green"]</text:span></text:p>
      <text:p text:style-name="P7"><text:span text:style-name="Source_20_Text"><text:s text:c="8"/>self.curve_index = 0</text:span></text:p>
      <text:h text:style-name="Heading_20_5" text:outline-level="5">You said:</text:h>
      <text:p text:style-name="Text_20_body">do loop </text:p>
      <text:h text:style-name="Heading_20_6" text:outline-level="6">ChatGPT said:</text:h>
      <text:p text:style-name="Text_20_body">Got it! You're asking to implement the <text:span text:style-name="Strong_20_Emphasis">Kolam L-System turtle drawing using OOP</text:span> and structure it around a <text:span text:style-name="Strong_20_Emphasis"><text:span text:style-name="Source_20_Text">do-while</text:span></text:span><text:span text:style-name="Strong_20_Emphasis"> loop equivalent</text:span> in Python.</text:p>
      <text:p text:style-name="Text_20_body">Since Python doesn't have a built-in <text:span text:style-name="Source_20_Text">do...while</text:span> loop, we simulate it using a <text:span text:style-name="Source_20_Text">while True</text:span> loop with a <text:span text:style-name="Source_20_Text">break</text:span> condition inside — ensuring the loop runs <text:span text:style-name="Strong_20_Emphasis">at least once</text:span>.</text:p>
      <text:p text:style-name="Horizontal_20_Line"/>
      <text:h text:style-name="Heading_20_3" text:outline-level="3">✅ Full OOP + Do-While Equivalent Version</text:h>
      <text:p text:style-name="Text_20_body">Here’s a complete OOP version of your Kolam pattern code, using a class and simulating a <text:span text:style-name="Source_20_Text">do-while</text:span> loop in both <text:span text:style-name="Strong_20_Emphasis">L-system generation</text:span> and <text:span text:style-name="Strong_20_Emphasis">drawing logic</text:span>:</text:p>
      <text:p text:style-name="P6"><text:span text:style-name="Source_20_Text">import turtle</text:span></text:p>
      <text:p text:style-name="P6"><text:span text:style-name="Source_20_Text">import math</text:span></text:p>
      <text:p text:style-name="P6"/>
      <text:p text:style-name="P6"><text:span text:style-name="Source_20_Text">class KolamLSystem:</text:span></text:p>
      <text:p text:style-name="P6"><text:span text:style-name="Source_20_Text"><text:s text:c="4"/>def __init__(self, axiom="FBFBFBFB", iterations=2, forward_len=10):</text:span></text:p>
      <text:p text:style-name="P6"><text:span text:style-name="Source_20_Text"><text:s text:c="8"/>self.axiom = axiom</text:span></text:p>
      <text:p text:style-name="P6"><text:span text:style-name="Source_20_Text"><text:s text:c="8"/>self.iterations = iterations</text:span></text:p>
      <text:p text:style-name="P6"><text:span text:style-name="Source_20_Text"><text:s text:c="8"/>self.forward_len = forward_len</text:span></text:p>
      <text:p text:style-name="P6"><text:span text:style-name="Source_20_Text"><text:s text:c="8"/>self.curve_colors = ["red", "blue", "green"]</text:span></text:p>
      <text:p text:style-name="P6"><text:span text:style-name="Source_20_Text"><text:s text:c="8"/>self.curve_index = 0</text:span></text:p>
      <text:p text:style-name="P6"><text:span text:style-name="Source_20_Text"><text:s text:c="8"/>self.instructions = ""</text:span></text:p>
      <text:p text:style-name="P6"/>
      <text:p text:style-name="P6"><text:span text:style-name="Source_20_Text"><text:s text:c="8"/>self.t = turtle.Turtle()</text:span></text:p>
      <text:p text:style-name="P6"><text:span text:style-name="Source_20_Text"><text:s text:c="8"/>self.t.speed("fastest")</text:span></text:p>
      <text:p text:style-name="P6"><text:span text:style-name="Source_20_Text"><text:s text:c="8"/>self.t.pensize(2)</text:span></text:p>
      <text:p text:style-name="P6"/>
      <text:p text:style-name="P6"><text:span text:style-name="Source_20_Text"><text:s text:c="4"/>def next_color(self):</text:span></text:p>
      <text:p text:style-name="P6"><text:span text:style-name="Source_20_Text"><text:s text:c="8"/>color = self.curve_colors[self.curve_index]</text:span></text:p>
      <text:p text:style-name="P6"><text:span text:style-name="Source_20_Text"><text:s text:c="8"/>self.curve_index = (self.curve_index + 1) % len(self.curve_colors)</text:span></text:p>
      <text:p text:style-name="P6"><text:span text:style-name="Source_20_Text"><text:s text:c="8"/>return color</text:span></text:p>
      <text:p text:style-name="P6"/>
      <text:p text:style-name="P6"><text:span text:style-name="Source_20_Text"><text:s text:c="4"/>def generate_lsystem(self):</text:span></text:p>
      <text:p text:style-name="P6"><text:soft-page-break/><text:span text:style-name="Source_20_Text"><text:s text:c="8"/>current = self.axiom</text:span></text:p>
      <text:p text:style-name="P6"><text:span text:style-name="Source_20_Text"><text:s text:c="8"/>count = 0</text:span></text:p>
      <text:p text:style-name="P6"><text:span text:style-name="Source_20_Text"><text:s text:c="8"/>while True: <text:s/># do-while simulation</text:span></text:p>
      <text:p text:style-name="P6"><text:span text:style-name="Source_20_Text"><text:s text:c="12"/>next_str = ""</text:span></text:p>
      <text:p text:style-name="P6"><text:span text:style-name="Source_20_Text"><text:s text:c="12"/>i = 0</text:span></text:p>
      <text:p text:style-name="P6"><text:span text:style-name="Source_20_Text"><text:s text:c="12"/>while i &lt; len(current):</text:span></text:p>
      <text:p text:style-name="P6"><text:span text:style-name="Source_20_Text"><text:s text:c="16"/>ch = current[i]</text:span></text:p>
      <text:p text:style-name="P6"><text:span text:style-name="Source_20_Text"><text:s text:c="16"/>if ch == 'A':</text:span></text:p>
      <text:p text:style-name="P6"><text:span text:style-name="Source_20_Text"><text:s text:c="20"/>next_str += "AFBFA"</text:span></text:p>
      <text:p text:style-name="P6"><text:span text:style-name="Source_20_Text"><text:s text:c="16"/>elif ch == 'B':</text:span></text:p>
      <text:p text:style-name="P6"><text:span text:style-name="Source_20_Text"><text:s text:c="20"/>next_str += "AFBFBFBFA"</text:span></text:p>
      <text:p text:style-name="P6"><text:span text:style-name="Source_20_Text"><text:s text:c="16"/>elif ch == 'F':</text:span></text:p>
      <text:p text:style-name="P6"><text:span text:style-name="Source_20_Text"><text:s text:c="20"/>next_str += "F"</text:span></text:p>
      <text:p text:style-name="P6"><text:span text:style-name="Source_20_Text"><text:s text:c="16"/>else:</text:span></text:p>
      <text:p text:style-name="P6"><text:span text:style-name="Source_20_Text"><text:s text:c="20"/>next_str += ch</text:span></text:p>
      <text:p text:style-name="P6"><text:span text:style-name="Source_20_Text"><text:s text:c="16"/>i += 1</text:span></text:p>
      <text:p text:style-name="P6"><text:span text:style-name="Source_20_Text"><text:s text:c="12"/>count += 1</text:span></text:p>
      <text:p text:style-name="P6"><text:span text:style-name="Source_20_Text"><text:s text:c="12"/>current = next_str</text:span></text:p>
      <text:p text:style-name="P6"><text:span text:style-name="Source_20_Text"><text:s text:c="12"/>if count &gt;= self.iterations:</text:span></text:p>
      <text:p text:style-name="P6"><text:span text:style-name="Source_20_Text"><text:s text:c="16"/>break</text:span></text:p>
      <text:p text:style-name="P6"><text:span text:style-name="Source_20_Text"><text:s text:c="8"/>self.instructions = current</text:span></text:p>
      <text:p text:style-name="P6"/>
      <text:p text:style-name="P6"><text:span text:style-name="Source_20_Text"><text:s text:c="4"/>def turtle_arc(self, radius, sweep_angle):</text:span></text:p>
      <text:p text:style-name="P6"><text:span text:style-name="Source_20_Text"><text:s text:c="8"/>self.t.pencolor(self.next_color())</text:span></text:p>
      <text:p text:style-name="P6"><text:span text:style-name="Source_20_Text"><text:s text:c="8"/>self.t.circle(radius, sweep_angle)</text:span></text:p>
      <text:p text:style-name="P6"/>
      <text:p text:style-name="P6"><text:span text:style-name="Source_20_Text"><text:s text:c="4"/>def draw_lsystem(self):</text:span></text:p>
      <text:p text:style-name="P6"><text:span text:style-name="Source_20_Text"><text:s text:c="8"/>idx = 0</text:span></text:p>
      <text:p text:style-name="P6"><text:span text:style-name="Source_20_Text"><text:s text:c="8"/>while True: <text:s/># do-while simulation</text:span></text:p>
      <text:p text:style-name="P6"><text:span text:style-name="Source_20_Text"><text:s text:c="12"/>ch = self.instructions[idx]</text:span></text:p>
      <text:p text:style-name="P6"><text:span text:style-name="Source_20_Text"><text:s text:c="12"/>if ch == 'F':</text:span></text:p>
      <text:p text:style-name="P6"><text:span text:style-name="Source_20_Text"><text:s text:c="16"/>self.t.forward(self.forward_len)</text:span></text:p>
      <text:p text:style-name="P6"><text:span text:style-name="Source_20_Text"><text:s text:c="12"/>elif ch == 'A':</text:span></text:p>
      <text:p text:style-name="P6"><text:span text:style-name="Source_20_Text"><text:s text:c="16"/>self.turtle_arc(10, 90)</text:span></text:p>
      <text:p text:style-name="P6"><text:span text:style-name="Source_20_Text"><text:s text:c="12"/>elif ch == 'B':</text:span></text:p>
      <text:p text:style-name="P6"><text:span text:style-name="Source_20_Text"><text:s text:c="16"/>I = 5 / math.sqrt(2)</text:span></text:p>
      <text:p text:style-name="P6"><text:span text:style-name="Source_20_Text"><text:s text:c="16"/>self.t.forward(I)</text:span></text:p>
      <text:p text:style-name="P6"><text:span text:style-name="Source_20_Text"><text:s text:c="16"/>self.turtle_arc(I, 270)</text:span></text:p>
      <text:p text:style-name="P6"><text:span text:style-name="Source_20_Text"><text:s text:c="16"/>self.t.forward(I)</text:span></text:p>
      <text:p text:style-name="P6"><text:span text:style-name="Source_20_Text"><text:s text:c="12"/>idx += 1</text:span></text:p>
      <text:p text:style-name="P6"><text:span text:style-name="Source_20_Text"><text:s text:c="12"/>if idx &gt;= len(self.instructions):</text:span></text:p>
      <text:p text:style-name="P6"><text:span text:style-name="Source_20_Text"><text:s text:c="16"/>break</text:span></text:p>
      <text:p text:style-name="P6"/>
      <text:p text:style-name="P6"><text:span text:style-name="Source_20_Text"><text:s text:c="4"/>def setup_turtle(self):</text:span></text:p>
      <text:p text:style-name="P6"><text:span text:style-name="Source_20_Text"><text:s text:c="8"/>turtle.setup(800, 800)</text:span></text:p>
      <text:p text:style-name="P6"><text:span text:style-name="Source_20_Text"><text:s text:c="8"/>turtle.title("OOP Kolam Pattern with Do-While Loop")</text:span></text:p>
      <text:p text:style-name="P6"><text:span text:style-name="Source_20_Text"><text:s text:c="8"/>turtle.bgcolor("white")</text:span></text:p>
      <text:p text:style-name="P6"><text:span text:style-name="Source_20_Text"><text:s text:c="8"/>self.t.penup()</text:span></text:p>
      <text:p text:style-name="P6"><text:span text:style-name="Source_20_Text"><text:s text:c="8"/>self.t.setpos(0, 0)</text:span></text:p>
      <text:p text:style-name="P6"><text:span text:style-name="Source_20_Text"><text:s text:c="8"/>self.t.pendown()</text:span></text:p>
      <text:p text:style-name="P6"/>
      <text:p text:style-name="P6"><text:span text:style-name="Source_20_Text"><text:s text:c="4"/>def draw(self):</text:span></text:p>
      <text:p text:style-name="P6"><text:span text:style-name="Source_20_Text"><text:s text:c="8"/>self.setup_turtle()</text:span></text:p>
      <text:p text:style-name="P6"><text:span text:style-name="Source_20_Text"><text:s text:c="8"/>self.generate_lsystem()</text:span></text:p>
      <text:p text:style-name="P6"><text:span text:style-name="Source_20_Text"><text:s text:c="8"/>self.draw_lsystem()</text:span></text:p>
      <text:p text:style-name="P6"><text:span text:style-name="Source_20_Text"><text:s text:c="8"/>self.t.hideturtle()</text:span></text:p>
      <text:p text:style-name="P6"><text:span text:style-name="Source_20_Text"><text:s text:c="8"/>turtle.done()</text:span></text:p>
      <text:p text:style-name="P6"/>
      <text:p text:style-name="P6"><text:span text:style-name="Source_20_Text"># Create and run the Kolam drawing</text:span></text:p>
      <text:p text:style-name="P6"><text:span text:style-name="Source_20_Text">kolam = KolamLSystem()</text:span></text:p>
      <text:p text:style-name="P7"><text:span text:style-name="Source_20_Text">kolam.draw()</text:span></text:p>
      <text:p text:style-name="Horizontal_20_Line"/>
      <text:h text:style-name="Heading_20_3" text:outline-level="3"><text:soft-page-break/>🔁 Key Highlights:</text:h>
      <text:list xml:id="list3353955073" text:style-name="L2">
        <text:list-item>
          <text:p text:style-name="P2"><text:span text:style-name="Source_20_Text">while True: ... break</text:span> simulates a <text:span text:style-name="Source_20_Text">do-while</text:span> loop.</text:p>
        </text:list-item>
        <text:list-item>
          <text:p text:style-name="P2"><text:span text:style-name="Source_20_Text">KolamLSystem</text:span> class encapsulates everything: setup, generation, drawing.</text:p>
        </text:list-item>
        <text:list-item>
          <text:p text:style-name="P2">Clean and modular: easy to expand (e.g., saving to file, more symbols, UI controls).</text:p>
        </text:list-item>
      </text:list>
      <text:p text:style-name="Text_20_body">Would you like to add interactive sliders for <text:span text:style-name="Source_20_Text">iterations</text:span> and <text:span text:style-name="Source_20_Text">length</text:span>, or save the drawing as an image/GIF too?</text:p>
      <text:h text:style-name="Heading_20_5" text:outline-level="5">You said:</text:h>
      <text:p text:style-name="Text_20_body">with only do </text:p>
      <text:h text:style-name="Heading_20_6" text:outline-level="6">ChatGPT said:</text:h>
      <text:p text:style-name="Text_20_body">Ah, gotcha! You want a <text:span text:style-name="Strong_20_Emphasis">pure </text:span><text:span text:style-name="Strong_20_Emphasis"><text:span text:style-name="Source_20_Text">do-while</text:span></text:span><text:span text:style-name="Strong_20_Emphasis"> simulation only</text:span> — meaning every loop in the code should follow the pattern of:</text:p>
      <text:p text:style-name="P6"><text:span text:style-name="Source_20_Text">while True:</text:span></text:p>
      <text:p text:style-name="P6"><text:span text:style-name="Source_20_Text"><text:s text:c="4"/># do something</text:span></text:p>
      <text:p text:style-name="P6"><text:span text:style-name="Source_20_Text"><text:s text:c="4"/>if condition:</text:span></text:p>
      <text:p text:style-name="P7"><text:span text:style-name="Source_20_Text"><text:s text:c="8"/>break</text:span></text:p>
      <text:p text:style-name="Text_20_body">So no <text:span text:style-name="Source_20_Text">for</text:span> loops, no <text:span text:style-name="Source_20_Text">while condition:</text:span> — <text:span text:style-name="Strong_20_Emphasis">only </text:span><text:span text:style-name="Strong_20_Emphasis"><text:span text:style-name="Source_20_Text">do-while</text:span></text:span><text:span text:style-name="Strong_20_Emphasis">-style loops everywhere</text:span>.</text:p>
      <text:p text:style-name="Horizontal_20_Line"/>
      <text:h text:style-name="Heading_20_3" text:outline-level="3">✅ Final Version: <text:span text:style-name="Strong_20_Emphasis">OOP + Only Do-While Loops</text:span></text:h>
      <text:p text:style-name="P6"><text:span text:style-name="Source_20_Text">import turtle</text:span></text:p>
      <text:p text:style-name="P6"><text:span text:style-name="Source_20_Text">import math</text:span></text:p>
      <text:p text:style-name="P6"/>
      <text:p text:style-name="P6"><text:span text:style-name="Source_20_Text">class KolamLSystem:</text:span></text:p>
      <text:p text:style-name="P7"><text:span text:style-name="Source_20_Text"><text:s text:c="4"/>def __init</text:span></text:p>
      <text:h text:style-name="Heading_20_5" text:outline-level="5">You said:</text:h>
      <text:p text:style-name="Text_20_body">rewrite fully </text:p>
      <text:h text:style-name="Heading_20_6" text:outline-level="6">ChatGPT said:</text:h>
      <text:p text:style-name="Text_20_body">Absolutely! Here's the <text:span text:style-name="Strong_20_Emphasis">fully rewritten version</text:span> of your <text:span text:style-name="Strong_20_Emphasis">Kolam Turtle + L-System pattern</text:span> using:</text:p>
      <text:p text:style-name="Text_20_body">✅ Pure <text:span text:style-name="Strong_20_Emphasis">Object-Oriented Programming (OOP)</text:span><text:line-break/>✅ Only <text:span text:style-name="Strong_20_Emphasis"><text:span text:style-name="Source_20_Text">do-while</text:span></text:span><text:span text:style-name="Strong_20_Emphasis"> simulated loops</text:span> (<text:span text:style-name="Source_20_Text">while True: ... if condition: break</text:span>)<text:line-break/>✅ <text:span text:style-name="Strong_20_Emphasis">No </text:span><text:span text:style-name="Strong_20_Emphasis"><text:span text:style-name="Source_20_Text">for</text:span></text:span><text:span text:style-name="Strong_20_Emphasis"> or </text:span><text:span text:style-name="Strong_20_Emphasis"><text:span text:style-name="Source_20_Text">while condition</text:span></text:span><text:span text:style-name="Strong_20_Emphasis"> loops</text:span> at all</text:p>
      <text:p text:style-name="Horizontal_20_Line"/>
      <text:h text:style-name="Heading_20_3" text:outline-level="3">🐢 <text:span text:style-name="Strong_20_Emphasis">Kolam Pattern with OOP and Only Do-While Loops</text:span></text:h>
      <text:p text:style-name="P6"><text:span text:style-name="Source_20_Text">import turtle</text:span></text:p>
      <text:p text:style-name="P6"><text:span text:style-name="Source_20_Text">import math</text:span></text:p>
      <text:p text:style-name="P6"/>
      <text:p text:style-name="P6"><text:span text:style-name="Source_20_Text">class KolamLSystem:</text:span></text:p>
      <text:p text:style-name="P6"><text:span text:style-name="Source_20_Text"><text:s text:c="4"/>def __init__(self, axiom="FBFBFBFB", iterations=2, forward_len=10):</text:span></text:p>
      <text:p text:style-name="P6"><text:span text:style-name="Source_20_Text"><text:s text:c="8"/>self.axiom = axiom</text:span></text:p>
      <text:p text:style-name="P6"><text:span text:style-name="Source_20_Text"><text:s text:c="8"/>self.iterations = iterations</text:span></text:p>
      <text:p text:style-name="P6"><text:span text:style-name="Source_20_Text"><text:s text:c="8"/>self.forward_len = forward_len</text:span></text:p>
      <text:p text:style-name="P6"><text:span text:style-name="Source_20_Text"><text:s text:c="8"/>self.curve_colors = ["red", "blue", "green"]</text:span></text:p>
      <text:p text:style-name="P6"><text:soft-page-break/><text:span text:style-name="Source_20_Text"><text:s text:c="8"/>self.curve_index = 0</text:span></text:p>
      <text:p text:style-name="P6"><text:span text:style-name="Source_20_Text"><text:s text:c="8"/>self.instructions = ""</text:span></text:p>
      <text:p text:style-name="P6"/>
      <text:p text:style-name="P6"><text:span text:style-name="Source_20_Text"><text:s text:c="8"/>self.t = turtle.Turtle()</text:span></text:p>
      <text:p text:style-name="P6"><text:span text:style-name="Source_20_Text"><text:s text:c="8"/>self.t.speed("fastest")</text:span></text:p>
      <text:p text:style-name="P6"><text:span text:style-name="Source_20_Text"><text:s text:c="8"/>self.t.pensize(2)</text:span></text:p>
      <text:p text:style-name="P6"/>
      <text:p text:style-name="P6"><text:span text:style-name="Source_20_Text"><text:s text:c="4"/>def next_color(self):</text:span></text:p>
      <text:p text:style-name="P6"><text:span text:style-name="Source_20_Text"><text:s text:c="8"/>color = self.curve_colors[self.curve_index]</text:span></text:p>
      <text:p text:style-name="P6"><text:span text:style-name="Source_20_Text"><text:s text:c="8"/>self.curve_index = (self.curve_index + 1) % len(self.curve_colors)</text:span></text:p>
      <text:p text:style-name="P6"><text:span text:style-name="Source_20_Text"><text:s text:c="8"/>return color</text:span></text:p>
      <text:p text:style-name="P6"/>
      <text:p text:style-name="P6"><text:span text:style-name="Source_20_Text"><text:s text:c="4"/>def generate_lsystem(self):</text:span></text:p>
      <text:p text:style-name="P6"><text:span text:style-name="Source_20_Text"><text:s text:c="8"/>current = self.axiom</text:span></text:p>
      <text:p text:style-name="P6"><text:span text:style-name="Source_20_Text"><text:s text:c="8"/>count = 0</text:span></text:p>
      <text:p text:style-name="P6"/>
      <text:p text:style-name="P6"><text:span text:style-name="Source_20_Text"><text:s text:c="8"/>while True: <text:s/># do-while simulation for iterations</text:span></text:p>
      <text:p text:style-name="P6"><text:span text:style-name="Source_20_Text"><text:s text:c="12"/>next_str = ""</text:span></text:p>
      <text:p text:style-name="P6"><text:span text:style-name="Source_20_Text"><text:s text:c="12"/>i = 0</text:span></text:p>
      <text:p text:style-name="P6"/>
      <text:p text:style-name="P6"><text:span text:style-name="Source_20_Text"><text:s text:c="12"/>while True: <text:s/># do-while simulation for character loop</text:span></text:p>
      <text:p text:style-name="P6"><text:span text:style-name="Source_20_Text"><text:s text:c="16"/>if i &gt;= len(current):</text:span></text:p>
      <text:p text:style-name="P6"><text:span text:style-name="Source_20_Text"><text:s text:c="20"/>break</text:span></text:p>
      <text:p text:style-name="P6"/>
      <text:p text:style-name="P6"><text:span text:style-name="Source_20_Text"><text:s text:c="16"/>ch = current[i]</text:span></text:p>
      <text:p text:style-name="P6"><text:span text:style-name="Source_20_Text"><text:s text:c="16"/>if ch == 'A':</text:span></text:p>
      <text:p text:style-name="P6"><text:span text:style-name="Source_20_Text"><text:s text:c="20"/>next_str += "AFBFA"</text:span></text:p>
      <text:p text:style-name="P6"><text:span text:style-name="Source_20_Text"><text:s text:c="16"/>elif ch == 'B':</text:span></text:p>
      <text:p text:style-name="P6"><text:span text:style-name="Source_20_Text"><text:s text:c="20"/>next_str += "AFBFBFBFA"</text:span></text:p>
      <text:p text:style-name="P6"><text:span text:style-name="Source_20_Text"><text:s text:c="16"/>elif ch == 'F':</text:span></text:p>
      <text:p text:style-name="P6"><text:span text:style-name="Source_20_Text"><text:s text:c="20"/>next_str += "F"</text:span></text:p>
      <text:p text:style-name="P6"><text:span text:style-name="Source_20_Text"><text:s text:c="16"/>else:</text:span></text:p>
      <text:p text:style-name="P6"><text:span text:style-name="Source_20_Text"><text:s text:c="20"/>next_str += ch</text:span></text:p>
      <text:p text:style-name="P6"><text:span text:style-name="Source_20_Text"><text:s text:c="16"/>i += 1</text:span></text:p>
      <text:p text:style-name="P6"/>
      <text:p text:style-name="P6"><text:span text:style-name="Source_20_Text"><text:s text:c="12"/>current = next_str</text:span></text:p>
      <text:p text:style-name="P6"><text:span text:style-name="Source_20_Text"><text:s text:c="12"/>count += 1</text:span></text:p>
      <text:p text:style-name="P6"><text:span text:style-name="Source_20_Text"><text:s text:c="12"/>if count &gt;= self.iterations:</text:span></text:p>
      <text:p text:style-name="P6"><text:span text:style-name="Source_20_Text"><text:s text:c="16"/>break</text:span></text:p>
      <text:p text:style-name="P6"/>
      <text:p text:style-name="P6"><text:span text:style-name="Source_20_Text"><text:s text:c="8"/>self.instructions = current</text:span></text:p>
      <text:p text:style-name="P6"/>
      <text:p text:style-name="P6"><text:span text:style-name="Source_20_Text"><text:s text:c="4"/>def turtle_arc(self, radius, sweep_angle):</text:span></text:p>
      <text:p text:style-name="P6"><text:span text:style-name="Source_20_Text"><text:s text:c="8"/>self.t.pencolor(self.next_color())</text:span></text:p>
      <text:p text:style-name="P6"><text:span text:style-name="Source_20_Text"><text:s text:c="8"/>self.t.circle(radius, sweep_angle)</text:span></text:p>
      <text:p text:style-name="P6"/>
      <text:p text:style-name="P6"><text:span text:style-name="Source_20_Text"><text:s text:c="4"/>def draw_lsystem(self):</text:span></text:p>
      <text:p text:style-name="P6"><text:span text:style-name="Source_20_Text"><text:s text:c="8"/>idx = 0</text:span></text:p>
      <text:p text:style-name="P6"/>
      <text:p text:style-name="P6"><text:span text:style-name="Source_20_Text"><text:s text:c="8"/>while True: <text:s/># do-while simulation for drawing characters</text:span></text:p>
      <text:p text:style-name="P6"><text:span text:style-name="Source_20_Text"><text:s text:c="12"/>if idx &gt;= len(self.instructions):</text:span></text:p>
      <text:p text:style-name="P6"><text:span text:style-name="Source_20_Text"><text:s text:c="16"/>break</text:span></text:p>
      <text:p text:style-name="P6"/>
      <text:p text:style-name="P6"><text:span text:style-name="Source_20_Text"><text:s text:c="12"/>ch = self.instructions[idx]</text:span></text:p>
      <text:p text:style-name="P6"><text:span text:style-name="Source_20_Text"><text:s text:c="12"/>if ch == 'F':</text:span></text:p>
      <text:p text:style-name="P6"><text:span text:style-name="Source_20_Text"><text:s text:c="16"/>self.t.forward(self.forward_len)</text:span></text:p>
      <text:p text:style-name="P6"><text:span text:style-name="Source_20_Text"><text:s text:c="12"/>elif ch == 'A':</text:span></text:p>
      <text:p text:style-name="P6"><text:span text:style-name="Source_20_Text"><text:s text:c="16"/>self.turtle_arc(10, 90)</text:span></text:p>
      <text:p text:style-name="P6"><text:span text:style-name="Source_20_Text"><text:s text:c="12"/>elif ch == 'B':</text:span></text:p>
      <text:p text:style-name="P6"><text:span text:style-name="Source_20_Text"><text:s text:c="16"/>I = 5 / math.sqrt(2)</text:span></text:p>
      <text:p text:style-name="P6"><text:span text:style-name="Source_20_Text"><text:s text:c="16"/>self.t.forward(I)</text:span></text:p>
      <text:p text:style-name="P6"><text:span text:style-name="Source_20_Text"><text:s text:c="16"/>self.turtle_arc(I, 270)</text:span></text:p>
      <text:p text:style-name="P6"><text:span text:style-name="Source_20_Text"><text:s text:c="16"/>self.t.forward(I)</text:span></text:p>
      <text:p text:style-name="P6"><text:span text:style-name="Source_20_Text"><text:s text:c="12"/>idx += 1</text:span></text:p>
      <text:p text:style-name="P6"><text:soft-page-break/></text:p>
      <text:p text:style-name="P6"><text:span text:style-name="Source_20_Text"><text:s text:c="4"/>def setup_turtle(self):</text:span></text:p>
      <text:p text:style-name="P6"><text:span text:style-name="Source_20_Text"><text:s text:c="8"/>turtle.setup(800, 800)</text:span></text:p>
      <text:p text:style-name="P6"><text:span text:style-name="Source_20_Text"><text:s text:c="8"/>turtle.title("Kolam Pattern (OOP + do-while only)")</text:span></text:p>
      <text:p text:style-name="P6"><text:span text:style-name="Source_20_Text"><text:s text:c="8"/>turtle.bgcolor("white")</text:span></text:p>
      <text:p text:style-name="P6"><text:span text:style-name="Source_20_Text"><text:s text:c="8"/>self.t.penup()</text:span></text:p>
      <text:p text:style-name="P6"><text:span text:style-name="Source_20_Text"><text:s text:c="8"/>self.t.setpos(0, 0)</text:span></text:p>
      <text:p text:style-name="P6"><text:span text:style-name="Source_20_Text"><text:s text:c="8"/>self.t.pendown()</text:span></text:p>
      <text:p text:style-name="P6"/>
      <text:p text:style-name="P6"><text:span text:style-name="Source_20_Text"><text:s text:c="4"/>def draw(self):</text:span></text:p>
      <text:p text:style-name="P6"><text:span text:style-name="Source_20_Text"><text:s text:c="8"/>self.setup_turtle()</text:span></text:p>
      <text:p text:style-name="P6"><text:span text:style-name="Source_20_Text"><text:s text:c="8"/>self.generate_lsystem()</text:span></text:p>
      <text:p text:style-name="P6"><text:span text:style-name="Source_20_Text"><text:s text:c="8"/>self.draw_lsystem()</text:span></text:p>
      <text:p text:style-name="P6"><text:span text:style-name="Source_20_Text"><text:s text:c="8"/>self.t.hideturtle()</text:span></text:p>
      <text:p text:style-name="P6"><text:span text:style-name="Source_20_Text"><text:s text:c="8"/>turtle.done()</text:span></text:p>
      <text:p text:style-name="P6"/>
      <text:p text:style-name="P6"><text:span text:style-name="Source_20_Text"># Create and run the Kolam drawing</text:span></text:p>
      <text:p text:style-name="P6"><text:span text:style-name="Source_20_Text">kolam = KolamLSystem()</text:span></text:p>
      <text:p text:style-name="P7"><text:span text:style-name="Source_20_Text">kolam.draw()</text:span></text:p>
      <text:p text:style-name="Horizontal_20_Line"/>
      <text:h text:style-name="Heading_20_3" text:outline-level="3">✨ What’s Special About This Version?</text:h>
      <text:list xml:id="list742216136" text:style-name="L3">
        <text:list-item>
          <text:p text:style-name="P3">✅ No <text:span text:style-name="Source_20_Text">for</text:span> loops.</text:p>
        </text:list-item>
        <text:list-item>
          <text:p text:style-name="P3">✅ No <text:span text:style-name="Source_20_Text">while condition:</text:span> loops.</text:p>
        </text:list-item>
        <text:list-item>
          <text:p text:style-name="P3">✅ Every loop uses <text:span text:style-name="Strong_20_Emphasis"><text:span text:style-name="Source_20_Text">while True:</text:span></text:span><text:span text:style-name="Strong_20_Emphasis"> with </text:span><text:span text:style-name="Strong_20_Emphasis"><text:span text:style-name="Source_20_Text">break</text:span></text:span> — a direct Python equivalent of <text:span text:style-name="Source_20_Text">do-while</text:span>.</text:p>
        </text:list-item>
        <text:list-item>
          <text:p text:style-name="P3">✅ Fully modular class — you can reuse or extend it easily.</text:p>
        </text:list-item>
      </text:list>
      <text:p text:style-name="Text_20_body">Let me know if you want to make it dynamic (change color palette, live sliders, or export as image)!</text:p>
      <text:h text:style-name="Heading_20_5" text:outline-level="5">You said:</text:h>
      <text:p text:style-name="Text_20_body">all loop in python </text:p>
      <text:h text:style-name="Heading_20_6" text:outline-level="6">ChatGPT said:</text:h>
      <text:p text:style-name="Text_20_body">Great question! Here's a <text:span text:style-name="Strong_20_Emphasis">complete list of all types of loops in Python</text:span>, including their variations and custom simulated forms like <text:span text:style-name="Source_20_Text">do-while</text:span>.</text:p>
      <text:p text:style-name="Horizontal_20_Line"/>
      <text:h text:style-name="Heading_20_2" text:outline-level="2">🌀 All Loop Types in Python</text:h>
      <text:h text:style-name="Heading_20_3" text:outline-level="3">🔁 1. <text:span text:style-name="Source_20_Text">for</text:span> loop</text:h>
      <text:p text:style-name="Text_20_body">Used to iterate over sequences (lists, strings, ranges, etc.).</text:p>
      <text:p text:style-name="P6"><text:span text:style-name="Source_20_Text">for i in range(5):</text:span></text:p>
      <text:p text:style-name="P7"><text:span text:style-name="Source_20_Text"><text:s text:c="4"/>print(i)</text:span></text:p>
      <text:h text:style-name="Heading_20_3" text:outline-level="3">🔁 2. <text:span text:style-name="Source_20_Text">while</text:span> loop</text:h>
      <text:p text:style-name="Text_20_body">Repeats as long as a condition is true.</text:p>
      <text:p text:style-name="P6"><text:span text:style-name="Source_20_Text">i = 0</text:span></text:p>
      <text:p text:style-name="P6"><text:soft-page-break/><text:span text:style-name="Source_20_Text">while i &lt; 5:</text:span></text:p>
      <text:p text:style-name="P6"><text:span text:style-name="Source_20_Text"><text:s text:c="4"/>print(i)</text:span></text:p>
      <text:p text:style-name="P7"><text:span text:style-name="Source_20_Text"><text:s text:c="4"/>i += 1</text:span></text:p>
      <text:p text:style-name="Horizontal_20_Line"/>
      <text:h text:style-name="Heading_20_2" text:outline-level="2">🔁 Simulated / Advanced Loop Patterns</text:h>
      <text:h text:style-name="Heading_20_3" text:outline-level="3">🔁 3. <text:span text:style-name="Source_20_Text">do-while</text:span> loop (Python-style)</text:h>
      <text:p text:style-name="Text_20_body">Python doesn’t have a native <text:span text:style-name="Source_20_Text">do-while</text:span>, but you can simulate it:</text:p>
      <text:p text:style-name="P6"><text:span text:style-name="Source_20_Text">i = 0</text:span></text:p>
      <text:p text:style-name="P6"><text:span text:style-name="Source_20_Text">while True:</text:span></text:p>
      <text:p text:style-name="P6"><text:span text:style-name="Source_20_Text"><text:s text:c="4"/>print(i)</text:span></text:p>
      <text:p text:style-name="P6"><text:span text:style-name="Source_20_Text"><text:s text:c="4"/>i += 1</text:span></text:p>
      <text:p text:style-name="P6"><text:span text:style-name="Source_20_Text"><text:s text:c="4"/>if i &gt;= 5:</text:span></text:p>
      <text:p text:style-name="P7"><text:span text:style-name="Source_20_Text"><text:s text:c="8"/>break</text:span></text:p>
      <text:h text:style-name="Heading_20_3" text:outline-level="3">🔁 4. Nested loops</text:h>
      <text:p text:style-name="Text_20_body">Loops inside other loops.</text:p>
      <text:p text:style-name="P6"><text:span text:style-name="Source_20_Text">for i in range(3):</text:span></text:p>
      <text:p text:style-name="P6"><text:span text:style-name="Source_20_Text"><text:s text:c="4"/>for j in range(2):</text:span></text:p>
      <text:p text:style-name="P7"><text:span text:style-name="Source_20_Text"><text:s text:c="8"/>print(f"i={i}, j={j}")</text:span></text:p>
      <text:p text:style-name="Text_20_body">Or with <text:span text:style-name="Source_20_Text">while</text:span>:</text:p>
      <text:p text:style-name="P6"><text:span text:style-name="Source_20_Text">i = 0</text:span></text:p>
      <text:p text:style-name="P6"><text:span text:style-name="Source_20_Text">while i &lt; 3:</text:span></text:p>
      <text:p text:style-name="P6"><text:span text:style-name="Source_20_Text"><text:s text:c="4"/>j = 0</text:span></text:p>
      <text:p text:style-name="P6"><text:span text:style-name="Source_20_Text"><text:s text:c="4"/>while j &lt; 2:</text:span></text:p>
      <text:p text:style-name="P6"><text:span text:style-name="Source_20_Text"><text:s text:c="8"/>print(f"i={i}, j={j}")</text:span></text:p>
      <text:p text:style-name="P6"><text:span text:style-name="Source_20_Text"><text:s text:c="8"/>j += 1</text:span></text:p>
      <text:p text:style-name="P7"><text:span text:style-name="Source_20_Text"><text:s text:c="4"/>i += 1</text:span></text:p>
      <text:p text:style-name="Horizontal_20_Line"/>
      <text:h text:style-name="Heading_20_2" text:outline-level="2">🎯 Loop Control Statements</text:h>
      <text:h text:style-name="Heading_20_3" text:outline-level="3">🔁 5. <text:span text:style-name="Source_20_Text">break</text:span></text:h>
      <text:p text:style-name="Text_20_body">Exit the loop immediately.</text:p>
      <text:p text:style-name="P6"><text:span text:style-name="Source_20_Text">for i in range(10):</text:span></text:p>
      <text:p text:style-name="P6"><text:span text:style-name="Source_20_Text"><text:s text:c="4"/>if i == 5:</text:span></text:p>
      <text:p text:style-name="P6"><text:span text:style-name="Source_20_Text"><text:s text:c="8"/>break</text:span></text:p>
      <text:p text:style-name="P7"><text:span text:style-name="Source_20_Text"><text:s text:c="4"/>print(i)</text:span></text:p>
      <text:h text:style-name="Heading_20_3" text:outline-level="3">🔁 6. <text:span text:style-name="Source_20_Text">continue</text:span></text:h>
      <text:p text:style-name="Text_20_body">Skip the current iteration.</text:p>
      <text:p text:style-name="P6"><text:span text:style-name="Source_20_Text">for i in range(5):</text:span></text:p>
      <text:p text:style-name="P6"><text:span text:style-name="Source_20_Text"><text:s text:c="4"/>if i == 2:</text:span></text:p>
      <text:p text:style-name="P6"><text:span text:style-name="Source_20_Text"><text:s text:c="8"/>continue</text:span></text:p>
      <text:p text:style-name="P7"><text:soft-page-break/><text:span text:style-name="Source_20_Text"><text:s text:c="4"/>print(i)</text:span></text:p>
      <text:h text:style-name="Heading_20_3" text:outline-level="3">🔁 7. <text:span text:style-name="Source_20_Text">else</text:span> with loop</text:h>
      <text:p text:style-name="Text_20_body">The <text:span text:style-name="Source_20_Text">else</text:span> block runs only if the loop completes normally (no <text:span text:style-name="Source_20_Text">break</text:span>).</text:p>
      <text:p text:style-name="P6"><text:span text:style-name="Source_20_Text">for i in range(3):</text:span></text:p>
      <text:p text:style-name="P6"><text:span text:style-name="Source_20_Text"><text:s text:c="4"/>print(i)</text:span></text:p>
      <text:p text:style-name="P6"><text:span text:style-name="Source_20_Text">else:</text:span></text:p>
      <text:p text:style-name="P7"><text:span text:style-name="Source_20_Text"><text:s text:c="4"/>print("Loop finished without break.")</text:span></text:p>
      <text:p text:style-name="P6"><text:span text:style-name="Source_20_Text">i = 0</text:span></text:p>
      <text:p text:style-name="P6"><text:span text:style-name="Source_20_Text">while i &lt; 3:</text:span></text:p>
      <text:p text:style-name="P6"><text:span text:style-name="Source_20_Text"><text:s text:c="4"/>print(i)</text:span></text:p>
      <text:p text:style-name="P6"><text:span text:style-name="Source_20_Text"><text:s text:c="4"/>i += 1</text:span></text:p>
      <text:p text:style-name="P6"><text:span text:style-name="Source_20_Text">else:</text:span></text:p>
      <text:p text:style-name="P7"><text:span text:style-name="Source_20_Text"><text:s text:c="4"/>print("While loop finished.")</text:span></text:p>
      <text:p text:style-name="Horizontal_20_Line"/>
      <text:h text:style-name="Heading_20_2" text:outline-level="2">🧠 Bonus: Loop Variations and Idioms</text:h>
      <text:h text:style-name="Heading_20_3" text:outline-level="3">🔁 8. Loop with <text:span text:style-name="Source_20_Text">enumerate()</text:span></text:h>
      <text:p text:style-name="Text_20_body">To get index and value:</text:p>
      <text:p text:style-name="P6"><text:span text:style-name="Source_20_Text">names = ["A", "B", "C"]</text:span></text:p>
      <text:p text:style-name="P6"><text:span text:style-name="Source_20_Text">for index, name in enumerate(names):</text:span></text:p>
      <text:p text:style-name="P7"><text:span text:style-name="Source_20_Text"><text:s text:c="4"/>print(index, name)</text:span></text:p>
      <text:h text:style-name="Heading_20_3" text:outline-level="3">🔁 9. Loop with <text:span text:style-name="Source_20_Text">zip()</text:span></text:h>
      <text:p text:style-name="Text_20_body">Iterate over two sequences at once:</text:p>
      <text:p text:style-name="P6"><text:span text:style-name="Source_20_Text">a = [1, 2, 3]</text:span></text:p>
      <text:p text:style-name="P6"><text:span text:style-name="Source_20_Text">b = ['x', 'y', 'z']</text:span></text:p>
      <text:p text:style-name="P6"><text:span text:style-name="Source_20_Text">for num, letter in zip(a, b):</text:span></text:p>
      <text:p text:style-name="P7"><text:span text:style-name="Source_20_Text"><text:s text:c="4"/>print(num, letter)</text:span></text:p>
      <text:h text:style-name="Heading_20_3" text:outline-level="3">🔁 10. Loop with list comprehension (inline loop)</text:h>
      <text:p text:style-name="Text_20_body">Used to create new lists:</text:p>
      <text:p text:style-name="P7"><text:span text:style-name="Source_20_Text">squares = [x * x for x in range(5)]</text:span></text:p>
      <text:p text:style-name="Horizontal_20_Line"/>
      <text:h text:style-name="Heading_20_2" text:outline-level="2">🧾 Summary Table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Loop Type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Native Support?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for</text:span> loop</text:p>
          </table:table-cell>
          <table:table-cell table:style-name="Table1.A1" office:value-type="string">
            <text:p text:style-name="Table_20_Contents">Iterates over sequences</text:p>
          </table:table-cell>
          <table:table-cell table:style-name="Table1.A1" office:value-type="string">
            <text:p text:style-name="Table_20_Contents">✅ Y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while</text:span> loop</text:p>
          </table:table-cell>
          <table:table-cell table:style-name="Table1.A1" office:value-type="string">
            <text:p text:style-name="Table_20_Contents">Repeats while condition is true</text:p>
          </table:table-cell>
          <table:table-cell table:style-name="Table1.A1" office:value-type="string">
            <text:p text:style-name="Table_20_Contents">✅ Y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do-while</text:span> loop</text:p>
          </table:table-cell>
          <table:table-cell table:style-name="Table1.A1" office:value-type="string">
            <text:p text:style-name="Table_20_Contents">Runs at least once, condition last</text:p>
          </table:table-cell>
          <table:table-cell table:style-name="Table1.A1" office:value-type="string">
            <text:p text:style-name="Table_20_Contents">❌ Simulated</text:p>
          </table:table-cell>
        </table:table-row>
        <table:table-row>
          <table:table-cell table:style-name="Table1.A1" office:value-type="string">
            <text:p text:style-name="Table_20_Contents">Nested loops</text:p>
          </table:table-cell>
          <table:table-cell table:style-name="Table1.A1" office:value-type="string">
            <text:p text:style-name="Table_20_Contents">Loop inside loop</text:p>
          </table:table-cell>
          <table:table-cell table:style-name="Table1.A1" office:value-type="string">
            <text:p text:style-name="Table_20_Contents">✅ Yes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ource_20_Text">break</text:span></text:p>
          </table:table-cell>
          <table:table-cell table:style-name="Table1.A1" office:value-type="string">
            <text:p text:style-name="Table_20_Contents">Exit loop early</text:p>
          </table:table-cell>
          <table:table-cell table:style-name="Table1.A1" office:value-type="string">
            <text:p text:style-name="Table_20_Contents">✅ Y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continue</text:span></text:p>
          </table:table-cell>
          <table:table-cell table:style-name="Table1.A1" office:value-type="string">
            <text:p text:style-name="Table_20_Contents">Skip iteration</text:p>
          </table:table-cell>
          <table:table-cell table:style-name="Table1.A1" office:value-type="string">
            <text:p text:style-name="Table_20_Contents">✅ Y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else</text:span> with loop</text:p>
          </table:table-cell>
          <table:table-cell table:style-name="Table1.A1" office:value-type="string">
            <text:p text:style-name="Table_20_Contents">Runs if loop doesn’t <text:span text:style-name="Source_20_Text">break</text:span></text:p>
          </table:table-cell>
          <table:table-cell table:style-name="Table1.A1" office:value-type="string">
            <text:p text:style-name="Table_20_Contents">✅ Y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enumerate()</text:span></text:p>
          </table:table-cell>
          <table:table-cell table:style-name="Table1.A1" office:value-type="string">
            <text:p text:style-name="Table_20_Contents">Index + value</text:p>
          </table:table-cell>
          <table:table-cell table:style-name="Table1.A1" office:value-type="string">
            <text:p text:style-name="Table_20_Contents">✅ Y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zip()</text:span></text:p>
          </table:table-cell>
          <table:table-cell table:style-name="Table1.A1" office:value-type="string">
            <text:p text:style-name="Table_20_Contents">Loop over multiple sequences</text:p>
          </table:table-cell>
          <table:table-cell table:style-name="Table1.A1" office:value-type="string">
            <text:p text:style-name="Table_20_Contents">✅ Yes</text:p>
          </table:table-cell>
        </table:table-row>
        <table:table-row>
          <table:table-cell table:style-name="Table1.A1" office:value-type="string">
            <text:p text:style-name="Table_20_Contents">List comprehension</text:p>
          </table:table-cell>
          <table:table-cell table:style-name="Table1.A1" office:value-type="string">
            <text:p text:style-name="Table_20_Contents">Loop inside an expression</text:p>
          </table:table-cell>
          <table:table-cell table:style-name="Table1.A1" office:value-type="string">
            <text:p text:style-name="Table_20_Contents">✅ Yes</text:p>
          </table:table-cell>
        </table:table-row>
      </table:table>
      <text:p text:style-name="Horizontal_20_Line"/>
      <text:p text:style-name="Text_20_body">Want examples of loops for a specific use case like graphics, data processing, or games?</text:p>
      <text:h text:style-name="Heading_20_5" text:outline-level="5">You said:</text:h>
      <text:p text:style-name="Text_20_body">with switch break and many in loops combinatio giuve me in table form </text:p>
      <text:h text:style-name="Heading_20_6" text:outline-level="6">ChatGPT said:</text:h>
      <text:p text:style-name="Text_20_body">Absolutely! Here's a comprehensive <text:span text:style-name="Strong_20_Emphasis">table of loop combinations in Python</text:span>, including:</text:p>
      <text:list xml:id="list2897255124" text:style-name="L4">
        <text:list-item>
          <text:p text:style-name="P4"><text:span text:style-name="Source_20_Text">for</text:span>, <text:span text:style-name="Source_20_Text">while</text:span>, and simulated <text:span text:style-name="Source_20_Text">do-while</text:span></text:p>
        </text:list-item>
        <text:list-item>
          <text:p text:style-name="P4">control flow: <text:span text:style-name="Source_20_Text">break</text:span>, <text:span text:style-name="Source_20_Text">continue</text:span>, <text:span text:style-name="Source_20_Text">else</text:span></text:p>
        </text:list-item>
        <text:list-item>
          <text:p text:style-name="P4">simulated <text:span text:style-name="Source_20_Text">switch</text:span> (since Python doesn't have a native <text:span text:style-name="Source_20_Text">switch</text:span>)</text:p>
        </text:list-item>
        <text:list-item>
          <text:p text:style-name="P4">nested loops</text:p>
        </text:list-item>
        <text:list-item>
          <text:p text:style-name="P4">multiple combinations</text:p>
        </text:list-item>
      </text:list>
      <text:p text:style-name="Horizontal_20_Line"/>
      <text:h text:style-name="Heading_20_3" text:outline-level="3">🔁🧠 <text:span text:style-name="Strong_20_Emphasis">All Loop Combinations in Python</text:span> (with Examples)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#</text:p>
            </table:table-cell>
            <table:table-cell table:style-name="Table2.A1" office:value-type="string">
              <text:p text:style-name="Table_20_Heading">Loop Type</text:p>
            </table:table-cell>
            <table:table-cell table:style-name="Table2.A1" office:value-type="string">
              <text:p text:style-name="Table_20_Heading">Control Flow Used</text:p>
            </table:table-cell>
            <table:table-cell table:style-name="Table2.A1" office:value-type="string">
              <text:p text:style-name="Table_20_Heading">Switch Logic</text:p>
            </table:table-cell>
            <table:table-cell table:style-name="Table2.A1" office:value-type="string">
              <text:p text:style-name="Table_20_Heading">Example Code Snippet</text:p>
            </table:table-cell>
          </table:table-row>
        </table:table-header-rows>
        <table:table-row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<text:span text:style-name="Source_20_Text">for</text:span> loop</text:p>
          </table:table-cell>
          <table:table-cell table:style-name="Table2.A1" office:value-type="string">
            <text:p text:style-name="Table_20_Contents">—</text:p>
          </table:table-cell>
          <table:table-cell table:style-name="Table2.A1" office:value-type="string">
            <text:p text:style-name="Table_20_Contents">—</text:p>
          </table:table-cell>
          <table:table-cell table:style-name="Table2.A1" office:value-type="string">
            <text:p text:style-name="Table_20_Contents"><text:span text:style-name="Source_20_Text">for i in range(3): print(i)</text:span></text:p>
          </table:table-cell>
        </table:table-row>
        <table:table-row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<text:span text:style-name="Source_20_Text">while</text:span> loop</text:p>
          </table:table-cell>
          <table:table-cell table:style-name="Table2.A1" office:value-type="string">
            <text:p text:style-name="Table_20_Contents">—</text:p>
          </table:table-cell>
          <table:table-cell table:style-name="Table2.A1" office:value-type="string">
            <text:p text:style-name="Table_20_Contents">—</text:p>
          </table:table-cell>
          <table:table-cell table:style-name="Table2.A1" office:value-type="string">
            <text:p text:style-name="Table_20_Contents"><text:span text:style-name="Source_20_Text">i = 0; while i &lt; 3: print(i); i += 1</text:span></text:p>
          </table:table-cell>
        </table:table-row>
        <table:table-row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<text:span text:style-name="Source_20_Text">do-while</text:span> (simulated)</text:p>
          </table:table-cell>
          <table:table-cell table:style-name="Table2.A1" office:value-type="string">
            <text:p text:style-name="Table_20_Contents">—</text:p>
          </table:table-cell>
          <table:table-cell table:style-name="Table2.A1" office:value-type="string">
            <text:p text:style-name="Table_20_Contents">—</text:p>
          </table:table-cell>
          <table:table-cell table:style-name="Table2.A1" office:value-type="string">
            <text:p text:style-name="Table_20_Contents"><text:span text:style-name="Source_20_Text">i = 0; while True: print(i); i += 1; if i &gt;= 3: break</text:span></text:p>
          </table:table-cell>
        </table:table-row>
        <table:table-row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<text:span text:style-name="Source_20_Text">for</text:span> with <text:span text:style-name="Source_20_Text">break</text:span></text:p>
          </table:table-cell>
          <table:table-cell table:style-name="Table2.A1" office:value-type="string">
            <text:p text:style-name="Table_20_Contents"><text:span text:style-name="Source_20_Text">break</text:span></text:p>
          </table:table-cell>
          <table:table-cell table:style-name="Table2.A1" office:value-type="string">
            <text:p text:style-name="Table_20_Contents">—</text:p>
          </table:table-cell>
          <table:table-cell table:style-name="Table2.A1" office:value-type="string">
            <text:p text:style-name="Table_20_Contents"><text:span text:style-name="Source_20_Text">for i in range(5): if i == 2: break; print(i)</text:span></text:p>
          </table:table-cell>
        </table:table-row>
        <table:table-row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<text:span text:style-name="Source_20_Text">for</text:span> with <text:span text:style-name="Source_20_Text">continue</text:span></text:p>
          </table:table-cell>
          <table:table-cell table:style-name="Table2.A1" office:value-type="string">
            <text:p text:style-name="Table_20_Contents"><text:span text:style-name="Source_20_Text">continue</text:span></text:p>
          </table:table-cell>
          <table:table-cell table:style-name="Table2.A1" office:value-type="string">
            <text:p text:style-name="Table_20_Contents">—</text:p>
          </table:table-cell>
          <table:table-cell table:style-name="Table2.A1" office:value-type="string">
            <text:p text:style-name="Table_20_Contents"><text:span text:style-name="Source_20_Text">for i in range(5): if i == 2: continue; print(i)</text:span></text:p>
          </table:table-cell>
        </table:table-row>
        <table:table-row>
          <table:table-cell table:style-name="Table2.A1" office:value-type="string">
            <text:p text:style-name="Table_20_Contents">6</text:p>
          </table:table-cell>
          <table:table-cell table:style-name="Table2.A1" office:value-type="string">
            <text:p text:style-name="Table_20_Contents"><text:span text:style-name="Source_20_Text">for</text:span> with <text:span text:style-name="Source_20_Text">else</text:span></text:p>
          </table:table-cell>
          <table:table-cell table:style-name="Table2.A1" office:value-type="string">
            <text:p text:style-name="Table_20_Contents"><text:span text:style-name="Source_20_Text">else</text:span></text:p>
          </table:table-cell>
          <table:table-cell table:style-name="Table2.A1" office:value-type="string">
            <text:p text:style-name="Table_20_Contents">—</text:p>
          </table:table-cell>
          <table:table-cell table:style-name="Table2.A1" office:value-type="string">
            <text:p text:style-name="Table_20_Contents"><text:span text:style-name="Source_20_Text">for i in range(3): print(i); else: print("Done")</text:span></text:p>
          </table:table-cell>
        </table:table-row>
        <table:table-row>
          <table:table-cell table:style-name="Table2.A1" office:value-type="string">
            <text:p text:style-name="Table_20_Contents">7</text:p>
          </table:table-cell>
          <table:table-cell table:style-name="Table2.A1" office:value-type="string">
            <text:p text:style-name="Table_20_Contents"><text:span text:style-name="Source_20_Text">while</text:span> with <text:span text:style-name="Source_20_Text">break</text:span></text:p>
          </table:table-cell>
          <table:table-cell table:style-name="Table2.A1" office:value-type="string">
            <text:p text:style-name="Table_20_Contents"><text:span text:style-name="Source_20_Text">break</text:span></text:p>
          </table:table-cell>
          <table:table-cell table:style-name="Table2.A1" office:value-type="string">
            <text:p text:style-name="Table_20_Contents">—</text:p>
          </table:table-cell>
          <table:table-cell table:style-name="Table2.A1" office:value-type="string">
            <text:p text:style-name="Table_20_Contents"><text:span text:style-name="Source_20_Text">i = 0; while True: print(i); if i == 2: break; i += 1</text:span></text:p>
          </table:table-cell>
        </table:table-row>
        <table:table-row>
          <table:table-cell table:style-name="Table2.A1" office:value-type="string">
            <text:p text:style-name="Table_20_Contents">8</text:p>
          </table:table-cell>
          <table:table-cell table:style-name="Table2.A1" office:value-type="string">
            <text:p text:style-name="Table_20_Contents"><text:span text:style-name="Source_20_Text">while</text:span> with <text:span text:style-name="Source_20_Text">else</text:span></text:p>
          </table:table-cell>
          <table:table-cell table:style-name="Table2.A1" office:value-type="string">
            <text:p text:style-name="Table_20_Contents"><text:span text:style-name="Source_20_Text">else</text:span></text:p>
          </table:table-cell>
          <table:table-cell table:style-name="Table2.A1" office:value-type="string">
            <text:p text:style-name="Table_20_Contents">—</text:p>
          </table:table-cell>
          <table:table-cell table:style-name="Table2.A1" office:value-type="string">
            <text:p text:style-name="Table_20_Contents"><text:span text:style-name="Source_20_Text">i = 0; while i &lt; 3: print(i); i += 1; else: print("Done")</text:span></text:p>
          </table:table-cell>
        </table:table-row>
        <table:table-row>
          <table:table-cell table:style-name="Table2.A1" office:value-type="string">
            <text:p text:style-name="Table_20_Contents">9</text:p>
          </table:table-cell>
          <table:table-cell table:style-name="Table2.A1" office:value-type="string">
            <text:p text:style-name="Table_20_Contents"><text:span text:style-name="Source_20_Text">for</text:span> + <text:span text:style-name="Source_20_Text">break</text:span> + <text:span text:style-name="Source_20_Text">else</text:span></text:p>
          </table:table-cell>
          <table:table-cell table:style-name="Table2.A1" office:value-type="string">
            <text:p text:style-name="Table_20_Contents"><text:span text:style-name="Source_20_Text">break</text:span>, <text:span text:style-name="Source_20_Text">else</text:span></text:p>
          </table:table-cell>
          <table:table-cell table:style-name="Table2.A1" office:value-type="string">
            <text:p text:style-name="Table_20_Contents">—</text:p>
          </table:table-cell>
          <table:table-cell table:style-name="Table2.A1" office:value-type="string">
            <text:p text:style-name="Table_20_Contents"><text:span text:style-name="Source_20_Text">for i in range(5): if i == 3: break; print(i); else: </text:span><text:soft-page-break/><text:span text:style-name="Source_20_Text">print("No break")</text:span></text:p>
          </table:table-cell>
        </table:table-row>
        <table:table-row>
          <table:table-cell table:style-name="Table2.A1" office:value-type="string">
            <text:p text:style-name="Table_20_Contents">10</text:p>
          </table:table-cell>
          <table:table-cell table:style-name="Table2.A1" office:value-type="string">
            <text:p text:style-name="Table_20_Contents"><text:span text:style-name="Source_20_Text">nested for</text:span></text:p>
          </table:table-cell>
          <table:table-cell table:style-name="Table2.A1" office:value-type="string">
            <text:p text:style-name="Table_20_Contents">Nested</text:p>
          </table:table-cell>
          <table:table-cell table:style-name="Table2.A1" office:value-type="string">
            <text:p text:style-name="Table_20_Contents">—</text:p>
          </table:table-cell>
          <table:table-cell table:style-name="Table2.A1" office:value-type="string">
            <text:p text:style-name="Table_20_Contents"><text:span text:style-name="Source_20_Text">for i in range(2): for j in range(2): print(i, j)</text:span></text:p>
          </table:table-cell>
        </table:table-row>
        <table:table-row>
          <table:table-cell table:style-name="Table2.A1" office:value-type="string">
            <text:p text:style-name="Table_20_Contents">11</text:p>
          </table:table-cell>
          <table:table-cell table:style-name="Table2.A1" office:value-type="string">
            <text:p text:style-name="Table_20_Contents"><text:span text:style-name="Source_20_Text">nested while</text:span></text:p>
          </table:table-cell>
          <table:table-cell table:style-name="Table2.A1" office:value-type="string">
            <text:p text:style-name="Table_20_Contents">Nested</text:p>
          </table:table-cell>
          <table:table-cell table:style-name="Table2.A1" office:value-type="string">
            <text:p text:style-name="Table_20_Contents">—</text:p>
          </table:table-cell>
          <table:table-cell table:style-name="Table2.A1" office:value-type="string">
            <text:p text:style-name="Table_20_Contents"><text:span text:style-name="Source_20_Text">i=0; while i&lt;2: j=0; while j&lt;2: print(i,j); j+=1; i+=1</text:span></text:p>
          </table:table-cell>
        </table:table-row>
        <table:table-row>
          <table:table-cell table:style-name="Table2.A1" office:value-type="string">
            <text:p text:style-name="Table_20_Contents">12</text:p>
          </table:table-cell>
          <table:table-cell table:style-name="Table2.A1" office:value-type="string">
            <text:p text:style-name="Table_20_Contents"><text:span text:style-name="Source_20_Text">for</text:span> loop with match-case</text:p>
          </table:table-cell>
          <table:table-cell table:style-name="Table2.A1" office:value-type="string">
            <text:p text:style-name="Table_20_Contents"><text:span text:style-name="Source_20_Text">match-case</text:span> (Py 3.10+)</text:p>
          </table:table-cell>
          <table:table-cell table:style-name="Table2.A1" office:value-type="string">
            <text:p text:style-name="Table_20_Contents">Simulated switch</text:p>
          </table:table-cell>
          <table:table-cell table:style-name="Table2.A1" office:value-type="string">
            <text:p text:style-name="Table_20_Contents"><text:span text:style-name="Source_20_Text">for x in [1,2,3]: match x: case 1: print('one') case _: print('other')</text:span></text:p>
          </table:table-cell>
        </table:table-row>
        <table:table-row>
          <table:table-cell table:style-name="Table2.A1" office:value-type="string">
            <text:p text:style-name="Table_20_Contents">13</text:p>
          </table:table-cell>
          <table:table-cell table:style-name="Table2.A1" office:value-type="string">
            <text:p text:style-name="Table_20_Contents"><text:span text:style-name="Source_20_Text">while</text:span> loop with switch (if-elif)</text:p>
          </table:table-cell>
          <table:table-cell table:style-name="Table2.A1" office:value-type="string">
            <text:p text:style-name="Table_20_Contents"><text:span text:style-name="Source_20_Text">if-elif</text:span></text:p>
          </table:table-cell>
          <table:table-cell table:style-name="Table2.A1" office:value-type="string">
            <text:p text:style-name="Table_20_Contents">Simulated switch</text:p>
          </table:table-cell>
          <table:table-cell table:style-name="Table2.A1" office:value-type="string">
            <text:p text:style-name="Table_20_Contents"><text:span text:style-name="Source_20_Text">i = 1; while i &lt; 4: if i==1: print("one") elif i==2: print("two"); i += 1</text:span></text:p>
          </table:table-cell>
        </table:table-row>
        <table:table-row>
          <table:table-cell table:style-name="Table2.A1" office:value-type="string">
            <text:p text:style-name="Table_20_Contents">14</text:p>
          </table:table-cell>
          <table:table-cell table:style-name="Table2.A1" office:value-type="string">
            <text:p text:style-name="Table_20_Contents"><text:span text:style-name="Source_20_Text">do-while</text:span> + switch</text:p>
          </table:table-cell>
          <table:table-cell table:style-name="Table2.A1" office:value-type="string">
            <text:p text:style-name="Table_20_Contents"><text:span text:style-name="Source_20_Text">break</text:span>, <text:span text:style-name="Source_20_Text">if-elif</text:span></text:p>
          </table:table-cell>
          <table:table-cell table:style-name="Table2.A1" office:value-type="string">
            <text:p text:style-name="Table_20_Contents">Simulated switch</text:p>
          </table:table-cell>
          <table:table-cell table:style-name="Table2.A1" office:value-type="string">
            <text:p text:style-name="Table_20_Contents"><text:span text:style-name="Source_20_Text">i=1; while True: if i==1: print("one"); i+=1; if i&gt;2: break</text:span></text:p>
          </table:table-cell>
        </table:table-row>
        <table:table-row>
          <table:table-cell table:style-name="Table2.A1" office:value-type="string">
            <text:p text:style-name="Table_20_Contents">15</text:p>
          </table:table-cell>
          <table:table-cell table:style-name="Table2.A1" office:value-type="string">
            <text:p text:style-name="Table_20_Contents"><text:span text:style-name="Source_20_Text">for</text:span> with zip &amp; break</text:p>
          </table:table-cell>
          <table:table-cell table:style-name="Table2.A1" office:value-type="string">
            <text:p text:style-name="Table_20_Contents"><text:span text:style-name="Source_20_Text">break</text:span>, <text:span text:style-name="Source_20_Text">zip()</text:span></text:p>
          </table:table-cell>
          <table:table-cell table:style-name="Table2.A1" office:value-type="string">
            <text:p text:style-name="Table_20_Contents">—</text:p>
          </table:table-cell>
          <table:table-cell table:style-name="Table2.A1" office:value-type="string">
            <text:p text:style-name="Table_20_Contents"><text:span text:style-name="Source_20_Text">for a, b in zip([1,2], [3,4]): if a+b&gt;5: break; print(a,b)</text:span></text:p>
          </table:table-cell>
        </table:table-row>
        <table:table-row>
          <table:table-cell table:style-name="Table2.A1" office:value-type="string">
            <text:p text:style-name="Table_20_Contents">16</text:p>
          </table:table-cell>
          <table:table-cell table:style-name="Table2.A1" office:value-type="string">
            <text:p text:style-name="Table_20_Contents"><text:span text:style-name="Source_20_Text">for</text:span> with enumerate &amp; continue</text:p>
          </table:table-cell>
          <table:table-cell table:style-name="Table2.A1" office:value-type="string">
            <text:p text:style-name="Table_20_Contents"><text:span text:style-name="Source_20_Text">continue</text:span>, <text:span text:style-name="Source_20_Text">enumerate()</text:span></text:p>
          </table:table-cell>
          <table:table-cell table:style-name="Table2.A1" office:value-type="string">
            <text:p text:style-name="Table_20_Contents">—</text:p>
          </table:table-cell>
          <table:table-cell table:style-name="Table2.A1" office:value-type="string">
            <text:p text:style-name="Table_20_Contents"><text:span text:style-name="Source_20_Text">for i, x in enumerate(["a","b"]): if i==0: continue; print(i, x)</text:span></text:p>
          </table:table-cell>
        </table:table-row>
        <table:table-row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List comp with if</text:p>
          </table:table-cell>
          <table:table-cell table:style-name="Table2.A1" office:value-type="string">
            <text:p text:style-name="Table_20_Contents">Inline <text:span text:style-name="Source_20_Text">if</text:span></text:p>
          </table:table-cell>
          <table:table-cell table:style-name="Table2.A1" office:value-type="string">
            <text:p text:style-name="Table_20_Contents">—</text:p>
          </table:table-cell>
          <table:table-cell table:style-name="Table2.A1" office:value-type="string">
            <text:p text:style-name="Table_20_Contents"><text:span text:style-name="Source_20_Text">[x for x in range(5) if x % 2 == 0]</text:span></text:p>
          </table:table-cell>
        </table:table-row>
        <table:table-row>
          <table:table-cell table:style-name="Table2.A1" office:value-type="string">
            <text:p text:style-name="Table_20_Contents">18</text:p>
          </table:table-cell>
          <table:table-cell table:style-name="Table2.A1" office:value-type="string">
            <text:p text:style-name="Table_20_Contents">Generator in loop</text:p>
          </table:table-cell>
          <table:table-cell table:style-name="Table2.A1" office:value-type="string">
            <text:p text:style-name="Table_20_Contents">Lazy eval</text:p>
          </table:table-cell>
          <table:table-cell table:style-name="Table2.A1" office:value-type="string">
            <text:p text:style-name="Table_20_Contents">—</text:p>
          </table:table-cell>
          <table:table-cell table:style-name="Table2.A1" office:value-type="string">
            <text:p text:style-name="Table_20_Contents"><text:span text:style-name="Source_20_Text">for x in (i*i for i in range(3)): print(x)</text:span></text:p>
          </table:table-cell>
        </table:table-row>
      </table:table>
      <text:p text:style-name="Horizontal_20_Line"/>
      <text:h text:style-name="Heading_20_3" text:outline-level="3">🧾 Legend</text:h>
      <text:list xml:id="list3814653917" text:style-name="L5">
        <text:list-item>
          <text:p text:style-name="P5"><text:span text:style-name="Strong_20_Emphasis">Loop Type</text:span>: Describes the type of loop used.</text:p>
        </text:list-item>
        <text:list-item>
          <text:p text:style-name="P5"><text:span text:style-name="Strong_20_Emphasis">Control Flow Used</text:span>: Special control keywords (<text:span text:style-name="Source_20_Text">break</text:span>, <text:span text:style-name="Source_20_Text">continue</text:span>, <text:span text:style-name="Source_20_Text">else</text:span>, <text:span text:style-name="Source_20_Text">nested</text:span>, etc.).</text:p>
        </text:list-item>
        <text:list-item>
          <text:p text:style-name="P5"><text:span text:style-name="Strong_20_Emphasis">Switch Logic</text:span>: Python 3.10+ supports <text:span text:style-name="Source_20_Text">match-case</text:span>; older versions use <text:span text:style-name="Source_20_Text">if-elif</text:span> for switch-like logic.</text:p>
        </text:list-item>
        <text:list-item>
          <text:p text:style-name="P5"><text:span text:style-name="Strong_20_Emphasis">Example Code Snippet</text:span>: Short form of how the loop looks in practice.</text:p>
        </text:list-item>
      </text:list>
      <text:p text:style-name="Horizontal_20_Line"/>
      <text:p text:style-name="Text_20_body">Would you like a downloadable <text:span text:style-name="Source_20_Text">.csv</text:span> or <text:span text:style-name="Source_20_Text">.md</text:span> version of this table, or code examples for each row in a <text:span text:style-name="Source_20_Text">.py</text:span> file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" style:font-family-asian="'Noto Sans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11T16:19:35.484235642</meta:creation-date>
    <dc:date>2025-04-11T16:20:46.216362494</dc:date>
    <meta:editing-duration>PT1M11S</meta:editing-duration>
    <meta:editing-cycles>1</meta:editing-cycles>
    <meta:document-statistic meta:table-count="2" meta:image-count="0" meta:object-count="0" meta:page-count="13" meta:paragraph-count="560" meta:word-count="2743" meta:character-count="19584" meta:non-whitespace-character-count="15020"/>
    <meta:generator>LibreOffice/6.0.7.3$Linux_X86_64 LibreOffice_project/00m0$Build-3</meta:generator>
  </office:meta>
</office:document-meta>
</file>